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6 16:0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5 16:06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4 16:04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3 16:01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2 16:07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2 16:00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1 16:09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0 16:10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0 16:01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20 16:00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9 16:0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9 16:01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8 16:0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7 16:0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7 16:00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6 16:01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5 16:06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4 16:0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3 16:00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2 16:06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1 16:03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10 16:0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9 16:07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8 16:04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7 16:0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6 16:07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5 16:0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4 16:01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3 16:07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2 16:0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9-01 16:0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30 16:08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9 16:0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9 16:00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8 16:0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7 16:08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5 16:01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4 16:00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3 16:04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2 16:00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1 16:0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20 16:04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9 16:0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8 16:00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7 16:0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6 16:0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5 16:08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4 16:04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3 16:02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2 16:01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1 16:05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10 16:0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9 16:0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8 16:08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7 16:00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6 16:09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5 16:00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5 16:00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4 16:08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4 16:06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3 16:00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2 16:02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8-01 16:00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31 16:0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30 16:00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9 16:0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8 16:02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7 16:0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6 16:0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5 16:02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4 16:00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3 16:05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2 16:03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1 16:00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20 16:05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9 16:03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8 16:09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7 16:08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7 16:06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6 16:0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6 16:00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5 16:09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4 16:09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3 16:0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2 16:0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1 16:0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10 16:03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9 16:0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8 16:0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7 16:03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6 16:00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5 16:0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3 16:00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2 16:05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7-01 16:02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30 16:08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9 16:05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8 16:07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7 16:0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6 16:09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5 16:00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4 16:0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3 16:09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2 16:08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1 16:0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20 16:0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9 16:0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8 16:04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7 16:09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6 16:07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5 16:04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4 16:0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3 16:07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1 16:00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10 16:06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-000923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76" meta:object-count="0"/>
    <meta:user-defined meta:name="AppVersion">3.0</meta:user-defined>
  </office:meta>
</office:document-meta>
</file>